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1d8728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 style:list-style-name="L1">
      <style:text-properties style:font-name="思源黑体 CN Regular" fo:font-size="11pt" fo:font-weight="normal" officeooo:paragraph-rsid="001d8728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 style:list-style-name="L2">
      <style:text-properties style:font-name="思源黑体 CN Regular" fo:font-size="11pt" fo:font-weight="normal" officeooo:paragraph-rsid="00203983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203983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 style:list-style-name="L3">
      <style:text-properties style:font-name="思源黑体 CN Regular" fo:font-size="11pt" fo:font-weight="normal" officeooo:paragraph-rsid="00204cce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paragraph-rsid="00204cce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 style:list-style-name="L5">
      <style:text-properties style:font-name="思源黑体 CN Regular" fo:font-size="11pt" fo:font-weight="normal" officeooo:paragraph-rsid="00204cce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 style:list-style-name="L6">
      <style:text-properties style:font-name="思源黑体 CN Regular" fo:font-size="11pt" fo:font-weight="normal" officeooo:paragraph-rsid="00204cce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6">
      <style:text-properties style:font-name="思源黑体 CN Regular" fo:font-size="11pt" fo:font-weight="normal" officeooo:paragraph-rsid="00216aaa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7">
      <style:text-properties style:font-name="思源黑体 CN Regular" fo:font-size="11pt" fo:font-weight="normal" officeooo:paragraph-rsid="00216aaa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思源黑体 CN Regular" fo:font-size="11pt" fo:font-weight="normal" officeooo:paragraph-rsid="00216aaa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8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9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10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11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12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13">
      <style:text-properties style:font-name="思源黑体 CN Regular" fo:font-size="11pt" fo:font-weight="normal" officeooo:paragraph-rsid="00228ab9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思源黑体 CN Regular" fo:font-size="11pt" fo:font-weight="normal" officeooo:paragraph-rsid="00228ab9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14">
      <style:text-properties style:font-name="思源黑体 CN Regular" fo:font-size="11pt" fo:font-weight="normal" officeooo:paragraph-rsid="00228ab9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15">
      <style:text-properties style:font-name="思源黑体 CN Regular" fo:font-size="11pt" fo:font-weight="normal" officeooo:paragraph-rsid="00228ab9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16">
      <style:text-properties style:font-name="思源黑体 CN Regular" fo:font-size="11pt" fo:font-weight="normal" officeooo:paragraph-rsid="00242efd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思源黑体 CN Regular" fo:font-size="11pt" fo:font-weight="normal" officeooo:paragraph-rsid="00242efd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17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18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19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20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21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21">
      <style:text-properties style:font-name="思源黑体 CN Regular" fo:font-size="11pt" fo:font-weight="normal" officeooo:rsid="00276022" officeooo:paragraph-rsid="00276022" style:font-name-asian="思源黑体 CN Regular" style:font-size-asian="11pt" style:font-weight-asian="normal" style:font-size-complex="11pt" style:font-weight-complex="normal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203983"/>
    </style:style>
    <style:style style:name="T4" style:family="text">
      <style:text-properties officeooo:rsid="00204cce"/>
    </style:style>
    <style:style style:name="T5" style:family="text">
      <style:text-properties officeooo:rsid="00216aaa"/>
    </style:style>
    <style:style style:name="T6" style:family="text">
      <style:text-properties officeooo:rsid="0021ea94"/>
    </style:style>
    <style:style style:name="T7" style:family="text">
      <style:text-properties officeooo:rsid="00228ab9"/>
    </style:style>
    <style:style style:name="T8" style:family="text">
      <style:text-properties officeooo:rsid="00242efd"/>
    </style:style>
    <style:style style:name="T9" style:family="text">
      <style:text-properties officeooo:rsid="0025a2cf"/>
    </style:style>
    <style:style style:name="T10" style:family="text">
      <style:text-properties officeooo:rsid="002760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岗位轮换</text:p>
      <text:p text:style-name="P1"><text:tab/>导航<text:span text:style-name="T2">下拉名_1:岗位轮换</text:span></text:p>
      <text:p text:style-name="P1"><text:tab/><text:tab/>导航<text:span text:style-name="T2">名_1:岗位轮换自荐</text:span></text:p>
      <text:p text:style-name="P1"><text:tab/><text:tab/><text:tab/>功能名_<text:span text:style-name="T1">1:列表 功能类型:网格</text:span></text:p>
      <text:list xml:id="list7210000831479506924" text:style-name="L1">
        <text:list-item>
          <text:p text:style-name="P2">字段名:姓名</text:p>
        </text:list-item>
        <text:list-item>
          <text:p text:style-name="P2">字段名:地区</text:p>
        </text:list-item>
        <text:list-item>
          <text:p text:style-name="P2">字段名:项目组/部门</text:p>
        </text:list-item>
        <text:list-item>
          <text:p text:style-name="P2">字段名:岗位</text:p>
        </text:list-item>
        <text:list-item>
          <text:p text:style-name="P2">字段名:入职时间</text:p>
        </text:list-item>
        <text:list-item>
          <text:p text:style-name="P2">字段名:转正时间</text:p>
        </text:list-item>
        <text:list-item>
          <text:p text:style-name="P2">字段名:目前岗位层级</text:p>
        </text:list-item>
        <text:list-item>
          <text:p text:style-name="P2">字段名:获得时间</text:p>
        </text:list-item>
        <text:list-item>
          <text:p text:style-name="P2">字段名:申请轮换等级</text:p>
        </text:list-item>
        <text:list-item>
          <text:p text:style-name="P2">字段名:申请时间</text:p>
        </text:list-item>
        <text:list-item>
          <text:p text:style-name="P2">字段名:申请轮换原因</text:p>
        </text:list-item>
        <text:list-item>
          <text:p text:style-name="P2">字段名:轮换后岗位等级</text:p>
        </text:list-item>
        <text:list-item>
          <text:p text:style-name="P2">字段名:总经办</text:p>
        </text:list-item>
        <text:list-item>
          <text:p text:style-name="P2">字段名:总经办意见</text:p>
        </text:list-item>
        <text:list-item>
          <text:p text:style-name="P2">字段名:是否通过</text:p>
        </text:list-item>
        <text:list-item>
          <text:p text:style-name="P2">字段名:轮换时间</text:p>
        </text:list-item>
      </text:list>
      <text:p text:style-name="P1"><text:tab/><text:tab/><text:tab/>功能名_<text:span text:style-name="T3">2:添加 功能类型:编辑</text:span></text:p>
      <text:list xml:id="list6207188574555914243" text:style-name="L2">
        <text:list-item>
          <text:p text:style-name="P3">字段名:申请轮换等级 字段类型:单选框 必填</text:p>
        </text:list-item>
        <text:list-item>
          <text:p text:style-name="P3">字段名:申请轮换原因 字段类型:文本框 必填</text:p>
        </text:list-item>
      </text:list>
      <text:p text:style-name="P4"><text:tab/><text:tab/><text:tab/>功能名_<text:span text:style-name="T3">3:编辑 功能类型:编辑</text:span></text:p>
      <text:list xml:id="list5260285138853827563" text:style-name="L3">
        <text:list-item>
          <text:p text:style-name="P5">字段名:申请轮换等级 字段类型:单选框 必填</text:p>
        </text:list-item>
        <text:list-item>
          <text:p text:style-name="P5">字段名:申请轮换原因 字段类型:文本框 必填</text:p>
        </text:list-item>
      </text:list>
      <text:p text:style-name="P6"><text:tab/><text:tab/><text:tab/>功能名_<text:span text:style-name="T4">4:删除 功能类型:编辑</text:span></text:p>
      <text:p text:style-name="P6"><text:tab/><text:tab/><text:tab/>功能名_<text:span text:style-name="T4">5:意见 功能类型:编辑</text:span></text:p>
      <text:list xml:id="list5329068040463022432" text:style-name="L5">
        <text:list-item>
          <text:p text:style-name="P7">字段名:意见 字段类型:文本框 必填</text:p>
        </text:list-item>
      </text:list>
      <text:p text:style-name="P6"><text:tab/><text:tab/><text:tab/>功能名_<text:span text:style-name="T4">6:总经办意见 功能类型:编辑</text:span></text:p>
      <text:list xml:id="list8127280548275173731" text:style-name="L6">
        <text:list-item>
          <text:p text:style-name="P9">字段名:是否通过 字段类型:开关按钮 默认:否</text:p>
        </text:list-item>
        <text:list-item>
          <text:p text:style-name="P8">字段名:意见 字段类型:文本框 必填</text:p>
        </text:list-item>
        <text:list-item>
          <text:p text:style-name="P8">字段名:轮换时间 字段类型:日期框 必填</text:p>
        </text:list-item>
        <text:list-item>
          <text:p text:style-name="P8">字段名:轮换后岗位等级 字段类型:单选框 必填</text:p>
        </text:list-item>
      </text:list>
      <text:p text:style-name="P6"><text:tab/><text:tab/><text:tab/>功能名_<text:span text:style-name="T4">7:查看意见 <text:s/>功能类型:网格</text:span></text:p>
      <text:list xml:id="list827228090128971406" text:style-name="L7">
        <text:list-item>
          <text:p text:style-name="P10">字段名:姓名</text:p>
        </text:list-item>
        <text:list-item>
          <text:p text:style-name="P10">字段名:地区</text:p>
        </text:list-item>
        <text:list-item>
          <text:p text:style-name="P10">字段名:项目组/部门</text:p>
        </text:list-item>
        <text:list-item>
          <text:p text:style-name="P10">字段名:岗位</text:p>
        </text:list-item>
        <text:list-item>
          <text:p text:style-name="P10">字段名:意见</text:p>
        </text:list-item>
        <text:list-item>
          <text:p text:style-name="P10">字段名:时间</text:p>
        </text:list-item>
      </text:list>
      <text:p text:style-name="P11"><text:soft-page-break/></text:p>
      <text:p text:style-name="P11"><text:tab/><text:tab/>导航名_<text:span text:style-name="T5">2:岗位轮换推荐</text:span></text:p>
      <text:p text:style-name="P11"><text:tab/><text:tab/><text:tab/>功能名_<text:span text:style-name="T5">1:列表 功能类型:网格</text:span></text:p>
      <text:list xml:id="list1897273513898983768" text:style-name="L8">
        <text:list-item>
          <text:p text:style-name="P12">字段名:姓名</text:p>
        </text:list-item>
        <text:list-item>
          <text:p text:style-name="P12">字段名:地区</text:p>
        </text:list-item>
        <text:list-item>
          <text:p text:style-name="P12">字段名:项目组/部门</text:p>
        </text:list-item>
        <text:list-item>
          <text:p text:style-name="P12">字段名:岗位</text:p>
        </text:list-item>
        <text:list-item>
          <text:p text:style-name="P12">字段名:入职时间</text:p>
        </text:list-item>
        <text:list-item>
          <text:p text:style-name="P12">字段名:转正时间</text:p>
        </text:list-item>
        <text:list-item>
          <text:p text:style-name="P12">字段名:目前岗位层级</text:p>
        </text:list-item>
        <text:list-item>
          <text:p text:style-name="P12">字段名:举荐轮换岗位层级</text:p>
        </text:list-item>
        <text:list-item>
          <text:p text:style-name="P12">字段名:举荐原因</text:p>
        </text:list-item>
        <text:list-item>
          <text:p text:style-name="P12">字段名:举荐人</text:p>
        </text:list-item>
        <text:list-item>
          <text:p text:style-name="P12">字段名:举荐时间</text:p>
        </text:list-item>
        <text:list-item>
          <text:p text:style-name="P12">字段名:轮换后岗位</text:p>
        </text:list-item>
        <text:list-item>
          <text:p text:style-name="P12">字段名:总经办</text:p>
        </text:list-item>
        <text:list-item>
          <text:p text:style-name="P12">字段名:意见</text:p>
        </text:list-item>
        <text:list-item>
          <text:p text:style-name="P12">字段名:是否通过</text:p>
        </text:list-item>
        <text:list-item>
          <text:p text:style-name="P12">字段名:轮换时间</text:p>
        </text:list-item>
      </text:list>
      <text:p text:style-name="P13"><text:tab/><text:tab/><text:tab/>功能名_<text:span text:style-name="T6">2:添加 功能类型:编辑</text:span></text:p>
      <text:list xml:id="list8125969912930195683" text:style-name="L9">
        <text:list-item>
          <text:p text:style-name="P14">字段名:姓名 字段类型:单选框 必填</text:p>
        </text:list-item>
        <text:list-item>
          <text:p text:style-name="P14">字段名:举荐轮换岗位层级 字段类型:单选框 必填</text:p>
        </text:list-item>
        <text:list-item>
          <text:p text:style-name="P14">字段名:举荐原因 字段类型:文本框 必填</text:p>
        </text:list-item>
      </text:list>
      <text:p text:style-name="P13"><text:tab/><text:tab/><text:tab/>功能名_<text:span text:style-name="T6">3:编辑 功能类型:编辑</text:span></text:p>
      <text:list xml:id="list9026484046655314887" text:style-name="L10">
        <text:list-item>
          <text:p text:style-name="P15">字段名:姓名 字段类型:单选框 必填</text:p>
        </text:list-item>
        <text:list-item>
          <text:p text:style-name="P15">字段名:举荐轮换岗位层级 字段类型:单选框 必填</text:p>
        </text:list-item>
        <text:list-item>
          <text:p text:style-name="P15">字段名:举荐原因 字段类型:文本框 必填</text:p>
        </text:list-item>
      </text:list>
      <text:p text:style-name="P13"><text:tab/><text:tab/><text:tab/>功能名_<text:span text:style-name="T6">4:删除 功能类型:编辑</text:span></text:p>
      <text:p text:style-name="P13"><text:tab/><text:tab/><text:tab/>功能名_<text:span text:style-name="T6">5:总经办意见 功能类型:编辑</text:span></text:p>
      <text:list xml:id="list8982872213433125981" text:style-name="L11">
        <text:list-item>
          <text:p text:style-name="P16">字段名:是否通过 字段类型:开关按钮 默认:否</text:p>
        </text:list-item>
        <text:list-item>
          <text:p text:style-name="P16">字段名:意见 字段类型:文本框 必填</text:p>
        </text:list-item>
        <text:list-item>
          <text:p text:style-name="P16">字段名:轮换时间 字段类型:日期框 必填</text:p>
        </text:list-item>
        <text:list-item>
          <text:p text:style-name="P16">字段名:轮换后岗位等级 字段类型:单选框 必填</text:p>
        </text:list-item>
      </text:list>
      <text:p text:style-name="P13"><text:tab/>导航下拉名_<text:span text:style-name="T7">2:轮换管理</text:span></text:p>
      <text:p text:style-name="P13"><text:tab/><text:tab/>导航名_<text:span text:style-name="T7">1:岗位补贴标准</text:span></text:p>
      <text:p text:style-name="P13"><text:tab/><text:tab/><text:tab/>功能名_<text:span text:style-name="T7">1:列表 功能类型:网格</text:span></text:p>
      <text:list xml:id="list4836015121812903719" text:style-name="L12">
        <text:list-item>
          <text:p text:style-name="P17">字段名:岗位层级</text:p>
        </text:list-item>
        <text:list-item>
          <text:p text:style-name="P17">字段名:补贴标准</text:p>
        </text:list-item>
        <text:list-item>
          <text:p text:style-name="P17">字段名:状态</text:p>
        </text:list-item>
      </text:list>
      <text:p text:style-name="P13"><text:tab/><text:tab/><text:tab/>功能名_<text:span text:style-name="T7">2:添加 功能类型:编辑</text:span></text:p>
      <text:list xml:id="list6596548249736193262" text:style-name="L13">
        <text:list-item>
          <text:p text:style-name="P18">字段名:岗位层级 字段类型:文本框 必填</text:p>
        </text:list-item>
        <text:list-item>
          <text:p text:style-name="P18">字段名:补贴标准 字段类型:数字框 限制两位小数 大于<text:span text:style-name="T7">0 必填</text:span></text:p>
        </text:list-item>
      </text:list>
      <text:p text:style-name="P19"><text:tab/><text:tab/><text:tab/>功能名_<text:span text:style-name="T7">3:编辑 功能类型:编辑</text:span></text:p>
      <text:list xml:id="list1121519600728929763" text:style-name="L14">
        <text:list-item>
          <text:p text:style-name="P20">字段名:岗位层级 字段类型:文本框 必填</text:p>
        </text:list-item>
        <text:list-item>
          <text:p text:style-name="P20"><text:soft-page-break/>字段名:补贴标准 字段类型:数字框 限制两位小数 大于<text:span text:style-name="T7">0 必填</text:span></text:p>
        </text:list-item>
      </text:list>
      <text:p text:style-name="P19"><text:tab/><text:tab/><text:tab/>功能名_<text:span text:style-name="T7">4:删除 功能类型:编辑</text:span></text:p>
      <text:p text:style-name="P19"><text:tab/><text:tab/><text:tab/>功能名_<text:span text:style-name="T7">5:冻结 功能类型:编辑</text:span></text:p>
      <text:p text:style-name="P19"><text:tab/><text:tab/><text:tab/>功能名_<text:span text:style-name="T7">6:解冻 功能类型:编辑</text:span></text:p>
      <text:p text:style-name="P19"><text:tab/><text:tab/>导航名_<text:span text:style-name="T7">2:岗位轮换统计</text:span></text:p>
      <text:p text:style-name="P19"><text:tab/><text:tab/><text:tab/>功能名_<text:span text:style-name="T7">1:列表 功能类型:网格</text:span></text:p>
      <text:list xml:id="list319911835440674610" text:style-name="L15">
        <text:list-item>
          <text:p text:style-name="P21"><text:bookmark-start text:name="__DdeLink__274_354244878"/>字段名:姓名</text:p>
        </text:list-item>
        <text:list-item>
          <text:p text:style-name="P21">字段名:岗位层级</text:p>
        </text:list-item>
        <text:list-item>
          <text:p text:style-name="P21">字段名:补贴周期开始时间</text:p>
        </text:list-item>
        <text:list-item>
          <text:p text:style-name="P21">字段名:补贴周期结束时间</text:p>
        </text:list-item>
        <text:list-item>
          <text:p text:style-name="P21">字段名:开始担任时间</text:p>
        </text:list-item>
        <text:list-item>
          <text:p text:style-name="P21">字段名:结束担任时间</text:p>
        </text:list-item>
        <text:list-item>
          <text:p text:style-name="P21">字段名:周期天数</text:p>
        </text:list-item>
        <text:list-item>
          <text:p text:style-name="P21">字段名:周期内补贴天数<text:bookmark-end text:name="__DdeLink__274_354244878"/></text:p>
        </text:list-item>
      </text:list>
      <text:p text:style-name="P19"><text:tab/><text:tab/><text:tab/>功能名_<text:span text:style-name="T8">2:添加 功能类型:编辑</text:span></text:p>
      <text:list xml:id="list4561226485477088271" text:style-name="L16">
        <text:list-item>
          <text:p text:style-name="P22">字段名:姓名 字段类型:单选框 必填</text:p>
        </text:list-item>
        <text:list-item>
          <text:p text:style-name="P22">字段名:岗位层级 字段类型:单选框 必填</text:p>
        </text:list-item>
        <text:list-item>
          <text:p text:style-name="P22">字段名:补贴周期开始时间 字段类型:日期框 必填</text:p>
        </text:list-item>
        <text:list-item>
          <text:p text:style-name="P22">字段名:补贴周期结束时间 字段类型:日期框 必填</text:p>
        </text:list-item>
        <text:list-item>
          <text:p text:style-name="P22">字段名:结束担任时间 字段类型:日期框 必填</text:p>
        </text:list-item>
        <text:list-item>
          <text:p text:style-name="P22">字段名:周期内补贴天数 字段类型:数字框 必填</text:p>
        </text:list-item>
      </text:list>
      <text:p text:style-name="P23"><text:tab/><text:tab/><text:tab/>功能名_<text:span text:style-name="T9">3:编辑 功能类型:编辑</text:span></text:p>
      <text:list xml:id="list1318356735398391382" text:style-name="L17">
        <text:list-item>
          <text:p text:style-name="P24">字段名:姓名 字段类型:单选框 必填</text:p>
        </text:list-item>
        <text:list-item>
          <text:p text:style-name="P24">字段名:岗位层级 字段类型:单选框 必填</text:p>
        </text:list-item>
        <text:list-item>
          <text:p text:style-name="P24">字段名:补贴周期开始时间 字段类型:日期框 必填</text:p>
        </text:list-item>
        <text:list-item>
          <text:p text:style-name="P24">字段名:补贴周期结束时间 字段类型:日期框 必填</text:p>
        </text:list-item>
        <text:list-item>
          <text:p text:style-name="P24">字段名:结束担任时间 字段类型:日期框 必填</text:p>
        </text:list-item>
        <text:list-item>
          <text:p text:style-name="P24">字段名:周期内补贴天数 字段类型:数字框 必填</text:p>
        </text:list-item>
      </text:list>
      <text:p text:style-name="P25"><text:tab/><text:tab/><text:tab/>功能名_<text:span text:style-name="T9">4:删除 功能类型:编辑</text:span></text:p>
      <text:p text:style-name="P25"><text:tab/><text:tab/>功能名_<text:span text:style-name="T9">3:岗位轮换条件</text:span></text:p>
      <text:p text:style-name="P25"><text:tab/><text:tab/><text:tab/>功能名_<text:span text:style-name="T9">1:列表 功能类型:网格</text:span></text:p>
      <text:list xml:id="list4010373099081792509" text:style-name="L18">
        <text:list-item>
          <text:p text:style-name="P26">字段名:轮换方式</text:p>
        </text:list-item>
        <text:list-item>
          <text:p text:style-name="P26">字段名:条件</text:p>
        </text:list-item>
      </text:list>
      <text:p text:style-name="P25"><text:tab/><text:tab/><text:tab/>功能名_<text:span text:style-name="T9">2:添加 功能类型:编辑</text:span></text:p>
      <text:list xml:id="list5322809336163046251" text:style-name="L19">
        <text:list-item>
          <text:p text:style-name="P27">字段名:轮换方式 字段类型:文本框 必填</text:p>
        </text:list-item>
        <text:list-item>
          <text:p text:style-name="P27">字段名:条件 字段类型:文本框 必填</text:p>
        </text:list-item>
      </text:list>
      <text:p text:style-name="P25"><text:tab/><text:tab/><text:tab/>功能名_<text:span text:style-name="T9">3:编辑 功能类型:编辑</text:span></text:p>
      <text:list xml:id="list6547852161545593229" text:style-name="L20">
        <text:list-item>
          <text:p text:style-name="P28">字段名:轮换方式 字段类型:文本框 必填</text:p>
        </text:list-item>
        <text:list-item>
          <text:p text:style-name="P28">字段名:条件 字段类型:文本框 必填</text:p>
        </text:list-item>
      </text:list>
      <text:p text:style-name="P25"><text:tab/><text:tab/><text:tab/>功能名_<text:span text:style-name="T9">4:删除 功能类型:编辑</text:span></text:p>
      <text:p text:style-name="P25"><text:tab/><text:tab/>功能名_<text:span text:style-name="T9">4:目前岗位情况</text:span></text:p>
      <text:p text:style-name="P25"><text:tab/><text:tab/><text:tab/>功能名_<text:span text:style-name="T10">1:列表 功能类型:网格</text:span></text:p>
      <text:list xml:id="list8253368088519472140" text:style-name="L21">
        <text:list-item>
          <text:p text:style-name="P29">字段名:姓名</text:p>
        </text:list-item>
        <text:list-item>
          <text:p text:style-name="P30">字段名:部门/项目组</text:p>
        </text:list-item>
        <text:list-item>
          <text:p text:style-name="P30"><text:soft-page-break/>字段名:岗位层级</text:p>
        </text:list-item>
        <text:list-item>
          <text:p text:style-name="P30">字段名:获取时间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09:36:14.575406781</meta:creation-date>
    <dc:date>2017-05-13T11:13:44.035996675</dc:date>
    <meta:editing-duration>PT3M28S</meta:editing-duration>
    <meta:editing-cycles>1</meta:editing-cycles>
    <meta:generator>LibreOffice/5.1.5.2$Linux_X86_64 LibreOffice_project/10$Build-2</meta:generator>
    <meta:document-statistic meta:table-count="0" meta:image-count="0" meta:object-count="0" meta:page-count="4" meta:paragraph-count="131" meta:word-count="1748" meta:character-count="2131" meta:non-whitespace-character-count="1926"/>
  </office:meta>
</office:document-meta>
</file>